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onway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dead</text:p>
          </table:table-cell>
          <table:table-cell table:style-name="ce3" office:value-type="string" calcext:value-type="string">
            <text:p>live x good</text:p>
          </table:table-cell>
          <table:table-cell table:style-name="ce3"/>
        </table:table-row>
        <table:table-row table:style-name="ro1">
          <table:table-cell office:value-type="string" calcext:value-type="string">
            <text:p>live|good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01</text:p>
          </table:table-cell>
          <table:table-cell table:style-name="ce2" office:value-type="float" office:value="0" calcext:value-type="float">
            <text:p>00</text:p>
          </table:table-cell>
          <table:table-cell table:style-name="ce3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F &amp; F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 &amp; T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F (&amp;*)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T &amp; F</text:p>
          </table:table-cell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(* &amp;) F</text:p>
          </table:table-cell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^</text:p>
          </table:table-cell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+</text:p>
          </table:table-cell>
          <table:table-cell table:style-name="ce3" office:value-type="string" calcext:value-type="string">
            <text:p>~(T | T)</text:p>
          </table:table-cell>
          <table:table-cell table:style-name="ce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+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T &amp; T</text:p>
          </table:table-cell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=</text:p>
          </table:table-cell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(* &amp;) T</text:p>
          </table:table-cell>
          <table:table-cell table:style-name="ce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~(T &amp; F)</text:p>
          </table:table-cell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T (&amp; *)</text:p>
          </table:table-cell>
          <table:table-cell table:style-name="ce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~(F &amp; T)</text:p>
          </table:table-cell>
          <table:table-cell table:style-name="ce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 | T</text:p>
          </table:table-cell>
          <table:table-cell table:style-name="ce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+</text:p>
          </table:table-cell>
          <table:table-cell table:style-name="ce3" office:value-type="string" calcext:value-type="string">
            <text:p>(* &amp; *)</text:p>
          </table:table-cell>
          <table:table-cell table:style-name="ce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0" number:min-integer-digits="2"/>
    </number:number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7:55:50.555785119</meta:creation-date>
    <meta:generator>LibreOffice/4.1.4.2$Linux_x86 LibreOffice_project/410$Build-2</meta:generator>
    <dc:date>2014-01-19T18:28:50.175902228</dc:date>
    <meta:editing-duration>PT18M23S</meta:editing-duration>
    <meta:editing-cycles>3</meta:editing-cycles>
    <meta:document-statistic meta:table-count="1" meta:cell-count="107" meta:object-count="0"/>
  </office:meta>
</office:document-meta>
</file>